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solid" draw:fill-color="#cfe2f3"/>
      <style:paragraph-properties fo:margin-top="0in" fo:margin-bottom="0in" fo:line-height="100%"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margin-top="0in" fo:margin-bottom="0in" fo:line-height="100%" fo:text-align="start"/>
    </style:style>
    <style:style style:name="P7" style:family="paragraph">
      <loext:graphic-properties draw:fill="solid" draw:fill-color="#cfe2f3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7563in" fo:min-width="0.8016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8016in" fo:min-width="0.802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8016in" fo:min-width="0.8016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7693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5402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3016in" fo:min-width="0.3008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802in" fo:min-width="0.8016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7571in" fo:min-width="0.8016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7382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8646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3in" fo:min-width="1.3646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none" svg:stroke-width="0in" draw:fill="none" draw:textarea-vertical-align="top" draw:auto-grow-height="false" draw:fit-to-size="false" fo:min-height="0.8016in" fo:min-width="5.9354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fo:min-height="0.5016in" fo:min-width="5.8102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1.5634in" fo:min-width="3.661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none" svg:stroke-width="0in" draw:fill="none" draw:textarea-vertical-align="top" draw:auto-grow-height="false" draw:fit-to-size="false" fo:min-height="0.5646in" fo:min-width="6.1547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9846in" fo:min-width="1.6429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3945in" fo:min-width="0.578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3827in" fo:min-width="0.3457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1953in" fo:min-width="0.828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5516in" fo:min-width="0.5484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none" svg:stroke-width="0in" draw:fill="none" draw:textarea-vertical-align="top" draw:auto-grow-height="false" draw:fit-to-size="false" fo:min-height="0.2984in" fo:min-width="1.0575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1.2335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as-char" svg:y="0in" draw:z-index="0" draw:style-name="gr1"><draw:custom-shape draw:name="Shape 11" draw:style-name="gr2" draw:text-style-name="P4" svg:width="1.0012in" svg:height="1.3315in" svg:x="4.1008in" svg:y="0.9346in"><text:p text:style-name="P3"><text:span text:style-name="T1"><text:s text:c="4"/></text:span><text:span text:style-name="T1">BD</text:span></text:p>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12" draw:style-name="gr3" draw:text-style-name="P4" svg:width="1.0016in" svg:height="1.0012in" svg:x="2.3575in" svg:y="1.1846in"><text:p text:style-name="P3"><text:span text:style-name="T1">Cach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4" draw:text-style-name="P4" svg:width="1.0012in" svg:height="1.0012in" svg:x="0.4173in" svg:y="1.1846in"><text:p text:style-name="P3"><text:span text:style-name="T1">Servl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" draw:text-style-name="P5" svg:width="0.9697in" svg:height="0.0012in" svg:x="1.3874in" svg:y="1.6854in"><text:p/><draw:enhanced-geometry draw:mirror-horizontal="false" draw:mirror-vertical="false" svg:viewBox="0 0 21600 21600" draw:type="mso-spt32" draw:enhanced-path="M 0 0 L 21600 21600 N"/></draw:custom-shape><draw:custom-shape draw:style-name="gr6" draw:text-style-name="P5" svg:width="0.7406in" svg:height="0.085in" draw:transform="rotate (-3.14159265358979) translate (4.10069444444444in 1.68541666666667in)"><text:p/><draw:enhanced-geometry draw:mirror-horizontal="true" draw:mirror-vertical="false" svg:viewBox="0 0 21600 21600" draw:type="mso-spt32" draw:enhanced-path="M 0 0 L 21600 21600 N"/></draw:custom-shape><draw:custom-shape draw:style-name="gr7" draw:text-style-name="P5" svg:width="0.5004in" svg:height="0.5012in" draw:transform="rotate (1.5707963267949) translate (2.85902777777778in 2.18611111111111in)"><text:p/><draw:enhanced-geometry draw:mirror-horizontal="false" draw:mirror-vertical="false" svg:viewBox="0 0 0 0" draw:text-areas="0 0 ?f10 ?f11" draw:type="ooxml-curvedConnector4" draw:modifiers="-52083 152083" draw:enhanced-path="M 0 0 C ?f1 0 ?f0 ?f7 ?f0 ?f6 ?f0 ?f8 ?f3 ?f5 ?f2 ?f5 ?f4 ?f5 ?f10 ?f9 ?f10 ?f11 F N"><draw:equation draw:name="f0" draw:formula="logwidth*$0 /100000"/><draw:equation draw:name="f1" draw:formula="(0+?f0 )/2"/><draw:equation draw:name="f2" draw:formula="(logwidth+?f0 )/2"/><draw:equation draw:name="f3" draw:formula="(?f0 +?f2 )/2"/><draw:equation draw:name="f4" draw:formula="(?f2 +logwidth)/2"/><draw:equation draw:name="f5" draw:formula="logheight*$1 /100000"/><draw:equation draw:name="f6" draw:formula="(0+?f5 )/2"/><draw:equation draw:name="f7" draw:formula="(0+?f6 )/2"/><draw:equation draw:name="f8" draw:formula="(?f6 +?f5 )/2"/><draw:equation draw:name="f9" draw:formula="(logheight+?f5 )/2"/><draw:equation draw:name="f10" draw:formula="logwidth"/><draw:equation draw:name="f11" draw:formula="logheight"/><draw:handle draw:handle-position="?f0 ?f6" draw:handle-range-x-maximum="2147483647" draw:handle-range-x-minimum="-2147483647"/><draw:handle draw:handle-position="?f2 ?f5" draw:handle-range-y-maximum="2147483647" draw:handle-range-y-minimum="-2147483647"/></draw:enhanced-geometry></draw:custom-shape><draw:custom-shape draw:name="Shape 17" draw:style-name="gr8" draw:text-style-name="P4" svg:width="1.0012in" svg:height="1.0016in" svg:x="0.1563in" svg:y="3.5138in"><text:p text:style-name="P3"><text:span text:style-name="T1">Servl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8" draw:style-name="gr8" draw:text-style-name="P4" svg:width="1.0012in" svg:height="1.0016in" svg:x="2.0972in" svg:y="3.5138in"><text:p text:style-name="P3"><text:span text:style-name="T1">Cach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9" draw:style-name="gr9" draw:text-style-name="P4" svg:width="1.0012in" svg:height="1.3323in" svg:x="4.1638in" svg:y="3.3484in"><text:p text:style-name="P3"><text:span text:style-name="T1"><text:s text:c="4"/></text:span><text:span text:style-name="T1">BD</text:span></text:p>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style-name="gr10" draw:text-style-name="P5" svg:width="0.9386in" svg:height="0.0205in" svg:x="1.1575in" svg:y="3.9945in"><text:p/><draw:enhanced-geometry draw:mirror-horizontal="false" draw:mirror-vertical="false" svg:viewBox="0 0 21600 21600" draw:type="mso-spt32" draw:enhanced-path="M 0 0 L 21600 21600 N"/></draw:custom-shape><draw:custom-shape draw:style-name="gr11" draw:text-style-name="P5" svg:width="1.065in" svg:height="0.0012in" svg:x="3.0984in" svg:y="4.0154in"><text:p/><draw:enhanced-geometry draw:mirror-horizontal="false" draw:mirror-vertical="false" svg:viewBox="0 0 21600 21600" draw:type="mso-spt32" draw:enhanced-path="M 0 0 L 21600 21600 N"/></draw:custom-shape><draw:custom-shape draw:style-name="gr12" draw:text-style-name="P5" svg:width="1.565in" svg:height="0.5004in" svg:x="2.5957in" svg:y="4.0154in"><text:p/><draw:enhanced-geometry draw:mirror-horizontal="true" draw:mirror-vertical="false" svg:viewBox="0 0 21600 21600" draw:type="mso-spt32" draw:enhanced-path="M 0 0 L 21600 21600 N"/></draw:custom-shape><draw:custom-shape draw:name="Shape 23" draw:style-name="gr13" draw:text-style-name="P6" svg:width="6.135in" svg:height="1.0012in" svg:x="0.3547in" svg:y="0in"><text:p text:style-name="P3"><text:span text:style-name="T1">Pr</text:span><text:span text:style-name="T1">op</text:span><text:span text:style-name="T1">ost</text:span><text:span text:style-name="T1">a 1 </text:span><text:span text:style-name="T1">- </text:span><text:span text:style-name="T1">Ca</text:span><text:span text:style-name="T1">ch</text:span><text:span text:style-name="T1">e </text:span><text:span text:style-name="T1">qu</text:span><text:span text:style-name="T1">ent</text:span><text:span text:style-name="T1">e.</text:span></text:p><text:p text:style-name="P3"><text:span text:style-name="T1"><text:s/></text:span><text:span text:style-name="T1">O </text:span><text:span text:style-name="T1">Ca</text:span><text:span text:style-name="T1">ch</text:span><text:span text:style-name="T1">e </text:span><text:span text:style-name="T1">te</text:span><text:span text:style-name="T1">m </text:span><text:span text:style-name="T1">um</text:span><text:span text:style-name="T1">a </text:span><text:span text:style-name="T1">lóg</text:span><text:span text:style-name="T1">ica </text:span><text:span text:style-name="T1">se </text:span><text:span text:style-name="T1">se</text:span><text:span text:style-name="T1">mp</text:span><text:span text:style-name="T1">re </text:span><text:span text:style-name="T1">ma</text:span><text:span text:style-name="T1">nte</text:span><text:span text:style-name="T1">r o </text:span><text:span text:style-name="T1">da</text:span><text:span text:style-name="T1">do </text:span><text:span text:style-name="T1">ma</text:span><text:span text:style-name="T1">is </text:span><text:span text:style-name="T1">qu</text:span><text:span text:style-name="T1">ent</text:span><text:span text:style-name="T1">e, </text:span><text:span text:style-name="T1">ou </text:span><text:span text:style-name="T1">sej</text:span><text:span text:style-name="T1">a, </text:span><text:span text:style-name="T1">o </text:span><text:span text:style-name="T1">ma</text:span><text:span text:style-name="T1">is </text:span><text:span text:style-name="T1">atu</text:span><text:span text:style-name="T1">al. </text:span><text:span text:style-name="T1">O </text:span><text:span text:style-name="T1">req</text:span><text:span text:style-name="T1">uis</text:span><text:span text:style-name="T1">ita</text:span><text:span text:style-name="T1">nte </text:span><text:span text:style-name="T1">co</text:span><text:span text:style-name="T1">nfi</text:span><text:span text:style-name="T1">a </text:span><text:span text:style-name="T1">no </text:span><text:span text:style-name="T1">da</text:span><text:span text:style-name="T1">do </text:span><text:span text:style-name="T1">do </text:span><text:span text:style-name="T1">ca</text:span><text:span text:style-name="T1">ch</text:span><text:span text:style-name="T1">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4" draw:style-name="gr14" draw:text-style-name="P6" svg:width="6.0098in" svg:height="0.7012in" svg:x="0in" svg:y="2.5634in"><text:p text:style-name="P3"><text:span text:style-name="T1">Propost</text:span><text:span text:style-name="T1">a 2 - </text:span><text:span text:style-name="T1">Cache </text:span><text:span text:style-name="T1">online.</text:span></text:p><text:p text:style-name="P3"><text:span text:style-name="T1">Para </text:span><text:span text:style-name="T1">toda </text:span><text:span text:style-name="T1">requisiç</text:span><text:span text:style-name="T1">ão o </text:span><text:span text:style-name="T1">Cache </text:span><text:span text:style-name="T1">verifica </text:span><text:span text:style-name="T1">se tem o </text:span><text:span text:style-name="T1">dado </text:span><text:span text:style-name="T1">mais </text:span><text:span text:style-name="T1">atual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5" draw:style-name="gr4" draw:text-style-name="P4" svg:width="1.0012in" svg:height="1.0012in" svg:x="0.1201in" svg:y="5.6134in"><text:p text:style-name="P3"><text:span text:style-name="T1">Servl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6" draw:style-name="gr15" draw:text-style-name="P4" svg:width="3.8606in" svg:height="1.763in" svg:x="2.0291in" svg:y="5.3626in"><text:p text:style-name="P3"><text:span text:style-name="T2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>TPCW-</text:span><text:span text:style-name="T1">Servi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7" draw:style-name="gr3" draw:text-style-name="P4" svg:width="1.0016in" svg:height="1.0012in" svg:x="2.4882in" svg:y="5.6134in"><text:p text:style-name="P3"><text:span text:style-name="T1">Cach</text:span><text:span text:style-name="T1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8" draw:style-name="gr2" draw:text-style-name="P4" svg:width="1.0012in" svg:height="1.3315in" svg:x="4.1272in" svg:y="5.448in"><text:p text:style-name="P3"><text:span text:style-name="T1"><text:s text:c="4"/></text:span><text:span text:style-name="T1">BD</text:span></text:p>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29" draw:style-name="gr14" draw:text-style-name="P6" svg:width="6.0098in" svg:height="0.7012in" svg:x="0.0626in" svg:y="4.7965in"><text:p text:style-name="P3"><text:span text:style-name="T1">Proposta 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"/>
      <text:p text:style-name="P1"/>
      <text:p text:style-name="P1"/>
      <text:p text:style-name="P1"><text:soft-page-break/><draw:g text:anchor-type="as-char" svg:y="0.6819in" draw:z-index="1" draw:style-name="gr1"><draw:custom-shape draw:name="Shape 2" draw:style-name="gr16" draw:text-style-name="P6" svg:width="6.3543in" svg:height="0.7642in" svg:x="0in" svg:y="0in"><text:p text:style-name="P3"><text:span text:style-name="T1">Proposta 3: Service <text:s/>+ Cach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17" draw:text-style-name="P4" svg:width="1.8425in" svg:height="1.1843in" svg:x="2.6583in" svg:y="1.2626in"><text:p text:style-name="P3"><text:span text:style-name="T1"><text:s text:c="2"/></text:span><text:span text:style-name="T1">TPCW-Servi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18" draw:text-style-name="P7" svg:width="0.7776in" svg:height="0.8858in" svg:x="5.2409in" svg:y="1.8547in"><text:p/>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5" draw:style-name="gr19" draw:text-style-name="P7" svg:width="0.7276in" svg:height="0.7642in" svg:x="5.5307in" svg:y="0.9854in"><text:p/>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<draw:equation draw:name="f0" draw:formula="if(0-$0 ,0,if(100000-$0 ,$0 ,100000))"/><draw:equation draw:name="f1" draw:formula="min(logwidth,logheight)"/><draw:equation draw:name="f2" draw:formula="?f1 *?f0 /100000"/><draw:equation draw:name="f3" draw:formula="logheight+0-?f2 "/><draw:equation draw:name="f4" draw:formula="?f3 *1/2"/><draw:equation draw:name="f5" draw:formula="(?f2 +logheight)/2"/><draw:equation draw:name="f6" draw:formula="logwidth+0-?f2 "/><draw:equation draw:name="f7" draw:formula="?f6 *1/2"/><draw:equation draw:name="f8" draw:formula="(?f2 +logwidth)/2"/><draw:equation draw:name="f9" draw:formula="logheight"/><draw:equation draw:name="f10" draw:formula="logwidth"/><draw:handle draw:handle-position="0 ?f2" draw:handle-range-y-maximum="100000" draw:handle-range-y-minimum="0"/></draw:enhanced-geometry></draw:custom-shape><draw:custom-shape draw:style-name="gr20" draw:text-style-name="P5" svg:width="1.028in" svg:height="0.3953in" draw:transform="rotate (-3.14159265358979) translate (5.53055555555556in 1.85491579177603in)"><text:p/><draw:enhanced-geometry draw:mirror-horizontal="true" draw:mirror-vertical="false" svg:viewBox="0 0 21600 21600" draw:type="mso-spt32" draw:enhanced-path="M 0 0 L 21600 21600 N"/></draw:custom-shape><draw:custom-shape draw:style-name="gr21" draw:text-style-name="P5" svg:width="0.174in" svg:height="0.1051in" svg:x="5.6291in" svg:y="1.75in"><text:p/><draw:enhanced-geometry draw:mirror-horizontal="true" draw:mirror-vertical="false" svg:viewBox="0 0 21600 21600" draw:type="mso-spt32" draw:enhanced-path="M 0 0 L 21600 21600 N"/></draw:custom-shape><draw:custom-shape draw:name="Shape 8" draw:style-name="gr22" draw:text-style-name="P7" svg:width="1.0587in" svg:height="1.063in" svg:x="0.1654in" svg:y="1.3236in"><text:p/>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position="?f16 ?f9" draw:handle-range-y-maximum="4653" draw:handle-range-y-minimum="-4653"/></draw:enhanced-geometry></draw:custom-shape><draw:custom-shape draw:name="Shape 9" draw:style-name="gr23" draw:text-style-name="P6" svg:width="1.2571in" svg:height="0.498in" svg:x="0.0661in" svg:y="2.448in"><text:p text:style-name="P3"><text:span text:style-name="T1">Reques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5" svg:width="1.4335in" svg:height="0.0012in" svg:x="1.2244in" svg:y="1.8547in"><text:p/><draw:enhanced-geometry draw:mirror-horizontal="fals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</office:font-face-decls>
  <office:styles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11-02T16:52:35.991067305</dc:date>
    <meta:editing-duration>PT10M43S</meta:editing-duration>
    <meta:editing-cycles>1</meta:editing-cycles>
    <meta:document-statistic meta:table-count="0" meta:image-count="0" meta:object-count="0" meta:page-count="2" meta:paragraph-count="2" meta:word-count="0" meta:character-count="0" meta:non-whitespace-character-count="0"/>
  </office:meta>
</office:document-meta>
</file>